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MLBrElementImpl.WMLBrElementImpl( WMLDocumentImpl owner ,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BrElementImpl.setId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BrElementImp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BrElementImpl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WMLBrElementImpl.setClassNam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BrElementImpl.getXmlLa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BrElementImpl.setXmlLang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